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461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3.6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racked-changes>
        <table:insertion table:id="ct1" table:type="column" table:position="0" table:table="1">
          <office:change-info>
            <dc:creator> </dc:creator>
            <dc:date>2021-12-01T13:10:33.737883574</dc:date>
          </office:change-info>
          <table:dependencies>
            <table:dependency table:id="ct86"/>
            <table:dependency table:id="ct79"/>
            <table:dependency table:id="ct7"/>
            <table:dependency table:id="ct6"/>
            <table:dependency table:id="ct5"/>
            <table:dependency table:id="ct4"/>
            <table:dependency table:id="ct3"/>
            <table:dependency table:id="ct2"/>
          </table:dependencies>
        </table:insertion>
        <table:cell-content-change table:id="ct2">
          <table:cell-address table:column="0" table:row="0" table:table="1"/>
          <office:change-info>
            <dc:creator> </dc:creator>
            <dc:date>2021-12-01T13:10:37.054739819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1" table:table="1"/>
          <office:change-info>
            <dc:creator> </dc:creator>
            <dc:date>2021-12-01T13:10:38.319324181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5" table:table="1"/>
          <office:change-info>
            <dc:creator> </dc:creator>
            <dc:date>2021-12-01T13:10:39.113129487</dc:date>
          </office:change-info>
          <table:previous>
            <table:change-track-table-cell/>
          </table:previous>
        </table:cell-content-change>
        <table:cell-content-change table:id="ct5">
          <table:cell-address table:column="0" table:row="9" table:table="1"/>
          <office:change-info>
            <dc:creator> </dc:creator>
            <dc:date>2021-12-01T13:10:39.983595493</dc:date>
          </office:change-info>
          <table:previous>
            <table:change-track-table-cell/>
          </table:previous>
        </table:cell-content-change>
        <table:cell-content-change table:id="ct6">
          <table:cell-address table:column="0" table:row="13" table:table="1"/>
          <office:change-info>
            <dc:creator> </dc:creator>
            <dc:date>2021-12-01T13:10:42.117387122</dc:date>
          </office:change-info>
          <table:previous>
            <table:change-track-table-cell/>
          </table:previous>
        </table:cell-content-change>
        <table:cell-content-change table:id="ct7">
          <table:cell-address table:column="0" table:row="17" table:table="1"/>
          <office:change-info>
            <dc:creator> </dc:creator>
            <dc:date>2021-12-01T13:10:44.023261501</dc:date>
          </office:change-info>
          <table:previous>
            <table:change-track-table-cell/>
          </table:previous>
        </table:cell-content-change>
        <table:cell-content-change table:id="ct8">
          <table:cell-address table:column="1" table:row="17" table:table="1"/>
          <office:change-info>
            <dc:creator> </dc:creator>
            <dc:date>2021-12-01T13:10:45.378000650</dc:date>
          </office:change-info>
          <table:previous>
            <table:change-track-table-cell/>
          </table:previous>
        </table:cell-content-change>
        <table:cell-content-change table:id="ct9">
          <table:cell-address table:column="1" table:row="17" table:table="1"/>
          <office:change-info>
            <dc:creator> </dc:creator>
            <dc:date>2021-12-01T13:10:47.672941413</dc:date>
          </office:change-info>
          <table:previous table:id="ct8">
            <table:change-track-table-cell office:value-type="float" office:value="5"/>
          </table:previous>
        </table:cell-content-change>
        <table:cell-content-change table:id="ct10">
          <table:cell-address table:column="2" table:row="17" table:table="1"/>
          <office:change-info>
            <dc:creator> </dc:creator>
            <dc:date>2021-12-01T13:10:49.953744543</dc:date>
          </office:change-info>
          <table:previous>
            <table:change-track-table-cell/>
          </table:previous>
        </table:cell-content-change>
        <table:cell-content-change table:id="ct11">
          <table:cell-address table:column="3" table:row="17" table:table="1"/>
          <office:change-info>
            <dc:creator> </dc:creator>
            <dc:date>2021-12-01T13:10:52.101754374</dc:date>
          </office:change-info>
          <table:previous>
            <table:change-track-table-cell/>
          </table:previous>
        </table:cell-content-change>
        <table:cell-content-change table:id="ct12">
          <table:cell-address table:column="4" table:row="17" table:table="1"/>
          <office:change-info>
            <dc:creator> </dc:creator>
            <dc:date>2021-12-01T13:11:01.677377137</dc:date>
          </office:change-info>
          <table:previous>
            <table:change-track-table-cell/>
          </table:previous>
        </table:cell-content-change>
        <table:cell-content-change table:id="ct13">
          <table:cell-address table:column="5" table:row="17" table:table="1"/>
          <office:change-info>
            <dc:creator> </dc:creator>
            <dc:date>2021-12-01T13:11:03.290099965</dc:date>
          </office:change-info>
          <table:previous>
            <table:change-track-table-cell/>
          </table:previous>
        </table:cell-content-change>
        <table:cell-content-change table:id="ct14">
          <table:cell-address table:column="6" table:row="17" table:table="1"/>
          <office:change-info>
            <dc:creator> </dc:creator>
            <dc:date>2021-12-01T13:11:06.820523932</dc:date>
          </office:change-info>
          <table:previous>
            <table:change-track-table-cell/>
          </table:previous>
        </table:cell-content-change>
        <table:cell-content-change table:id="ct15">
          <table:cell-address table:column="9" table:row="17" table:table="1"/>
          <office:change-info>
            <dc:creator> </dc:creator>
            <dc:date>2021-12-01T13:11:17.266489632</dc:date>
          </office:change-info>
          <table:previous>
            <table:change-track-table-cell/>
          </table:previous>
        </table:cell-content-change>
        <table:cell-content-change table:id="ct16">
          <table:cell-address table:column="9" table:row="18" table:table="1"/>
          <office:change-info>
            <dc:creator> </dc:creator>
            <dc:date>2021-12-01T13:11:17.266505745</dc:date>
          </office:change-info>
          <table:previous>
            <table:change-track-table-cell/>
          </table:previous>
        </table:cell-content-change>
        <table:cell-content-change table:id="ct17">
          <table:cell-address table:column="9" table:row="19" table:table="1"/>
          <office:change-info>
            <dc:creator> </dc:creator>
            <dc:date>2021-12-01T13:11:17.266508278</dc:date>
          </office:change-info>
          <table:previous>
            <table:change-track-table-cell/>
          </table:previous>
        </table:cell-content-change>
        <table:cell-content-change table:id="ct18">
          <table:cell-address table:column="10" table:row="17" table:table="1"/>
          <office:change-info>
            <dc:creator> </dc:creator>
            <dc:date>2021-12-01T13:11:23.898275985</dc:date>
          </office:change-info>
          <table:previous>
            <table:change-track-table-cell/>
          </table:previous>
        </table:cell-content-change>
        <table:cell-content-change table:id="ct19">
          <table:cell-address table:column="12" table:row="17" table:table="1"/>
          <office:change-info>
            <dc:creator> </dc:creator>
            <dc:date>2021-12-01T13:11:29.171395478</dc:date>
          </office:change-info>
          <table:previous>
            <table:change-track-table-cell/>
          </table:previous>
        </table:cell-content-change>
        <table:insertion table:id="ct20" table:type="column" table:position="0" table:table="0">
          <office:change-info>
            <dc:creator> </dc:creator>
            <dc:date>2021-12-01T13:57:43.919494129</dc:date>
          </office:change-info>
          <table:dependencies>
            <table:dependency table:id="ct49"/>
            <table:dependency table:id="ct38"/>
            <table:dependency table:id="ct25"/>
            <table:dependency table:id="ct24"/>
            <table:dependency table:id="ct23"/>
            <table:dependency table:id="ct22"/>
            <table:dependency table:id="ct21"/>
          </table:dependencies>
        </table:insertion>
        <table:cell-content-change table:id="ct21">
          <table:cell-address table:column="0" table:row="0" table:table="0"/>
          <office:change-info>
            <dc:creator> </dc:creator>
            <dc:date>2021-12-01T13:57:49.398858330</dc:date>
          </office:change-info>
          <table:previous>
            <table:change-track-table-cell/>
          </table:previous>
        </table:cell-content-change>
        <table:cell-content-change table:id="ct22">
          <table:cell-address table:column="0" table:row="1" table:table="0"/>
          <office:change-info>
            <dc:creator> </dc:creator>
            <dc:date>2021-12-01T13:57:51.585806927</dc:date>
          </office:change-info>
          <table:previous>
            <table:change-track-table-cell/>
          </table:previous>
        </table:cell-content-change>
        <table:cell-content-change table:id="ct23">
          <table:cell-address table:column="0" table:row="3" table:table="0"/>
          <office:change-info>
            <dc:creator> </dc:creator>
            <dc:date>2021-12-01T13:57:53.505885685</dc:date>
          </office:change-info>
          <table:previous>
            <table:change-track-table-cell/>
          </table:previous>
        </table:cell-content-change>
        <table:cell-content-change table:id="ct24">
          <table:cell-address table:column="0" table:row="5" table:table="0"/>
          <office:change-info>
            <dc:creator> </dc:creator>
            <dc:date>2021-12-01T13:57:54.024590016</dc:date>
          </office:change-info>
          <table:previous>
            <table:change-track-table-cell/>
          </table:previous>
        </table:cell-content-change>
        <table:cell-content-change table:id="ct25">
          <table:cell-address table:column="0" table:row="7" table:table="0"/>
          <office:change-info>
            <dc:creator> </dc:creator>
            <dc:date>2021-12-01T13:57:57.527340655</dc:date>
          </office:change-info>
          <table:previous>
            <table:change-track-table-cell/>
          </table:previous>
        </table:cell-content-change>
        <table:cell-content-change table:id="ct26">
          <table:cell-address table:column="1" table:row="7" table:table="0"/>
          <office:change-info>
            <dc:creator> </dc:creator>
            <dc:date>2021-12-01T13:58:03.719377431</dc:date>
          </office:change-info>
          <table:previous>
            <table:change-track-table-cell/>
          </table:previous>
        </table:cell-content-change>
        <table:cell-content-change table:id="ct27">
          <table:cell-address table:column="2" table:row="7" table:table="0"/>
          <office:change-info>
            <dc:creator> </dc:creator>
            <dc:date>2021-12-01T13:58:06.878687332</dc:date>
          </office:change-info>
          <table:previous>
            <table:change-track-table-cell/>
          </table:previous>
        </table:cell-content-change>
        <table:cell-content-change table:id="ct28">
          <table:cell-address table:column="3" table:row="7" table:table="0"/>
          <office:change-info>
            <dc:creator> </dc:creator>
            <dc:date>2021-12-01T13:58:09.496042904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7" table:table="0"/>
          <office:change-info>
            <dc:creator> </dc:creator>
            <dc:date>2021-12-01T13:58:20.450029403</dc:date>
          </office:change-info>
          <table:previous>
            <table:change-track-table-cell/>
          </table:previous>
        </table:cell-content-change>
        <table:cell-content-change table:id="ct30">
          <table:cell-address table:column="5" table:row="7" table:table="0"/>
          <office:change-info>
            <dc:creator> </dc:creator>
            <dc:date>2021-12-01T13:58:22.692614852</dc:date>
          </office:change-info>
          <table:previous>
            <table:change-track-table-cell/>
          </table:previous>
        </table:cell-content-change>
        <table:cell-content-change table:id="ct31">
          <table:cell-address table:column="6" table:row="7" table:table="0"/>
          <office:change-info>
            <dc:creator> </dc:creator>
            <dc:date>2021-12-01T13:58:23.809894459</dc:date>
          </office:change-info>
          <table:previous>
            <table:change-track-table-cell/>
          </table:previous>
        </table:cell-content-change>
        <table:cell-content-change table:id="ct32">
          <table:cell-address table:column="9" table:row="7" table:table="0"/>
          <office:change-info>
            <dc:creator> </dc:creator>
            <dc:date>2021-12-01T13:58:31.512988072</dc:date>
          </office:change-info>
          <table:previous>
            <table:change-track-table-cell/>
          </table:previous>
        </table:cell-content-change>
        <table:cell-content-change table:id="ct33">
          <table:cell-address table:column="9" table:row="8" table:table="0"/>
          <office:change-info>
            <dc:creator> </dc:creator>
            <dc:date>2021-12-01T13:58:31.512993778</dc:date>
          </office:change-info>
          <table:previous>
            <table:change-track-table-cell/>
          </table:previous>
        </table:cell-content-change>
        <table:cell-content-change table:id="ct34">
          <table:cell-address table:column="10" table:row="7" table:table="0"/>
          <office:change-info>
            <dc:creator> </dc:creator>
            <dc:date>2021-12-01T13:58:36.677002008</dc:date>
          </office:change-info>
          <table:previous>
            <table:change-track-table-cell/>
          </table:previous>
        </table:cell-content-change>
        <table:cell-content-change table:id="ct35">
          <table:cell-address table:column="12" table:row="7" table:table="0"/>
          <office:change-info>
            <dc:creator> </dc:creator>
            <dc:date>2021-12-01T13:58:43.085469113</dc:date>
          </office:change-info>
          <table:previous>
            <table:change-track-table-cell/>
          </table:previous>
        </table:cell-content-change>
        <table:cell-content-change table:id="ct36">
          <table:cell-address table:column="10" table:row="3" table:table="0"/>
          <office:change-info>
            <dc:creator> </dc:creator>
            <dc:date>2021-12-06T07:47:05.979569309</dc:date>
          </office:change-info>
          <table:previous>
            <table:change-track-table-cell office:value-type="string">
              <text:p>1.3355558336209525</text:p>
            </table:change-track-table-cell>
          </table:previous>
        </table:cell-content-change>
        <table:cell-content-change table:id="ct37">
          <table:cell-address table:column="10" table:row="5" table:table="0"/>
          <office:change-info>
            <dc:creator> </dc:creator>
            <dc:date>2021-12-06T07:47:09.741069515</dc:date>
          </office:change-info>
          <table:previous>
            <table:change-track-table-cell office:value-type="string">
              <text:p>1.3520133635024707</text:p>
            </table:change-track-table-cell>
          </table:previous>
        </table:cell-content-change>
        <table:cell-content-change table:id="ct38">
          <table:cell-address table:column="0" table:row="10" table:table="0"/>
          <office:change-info>
            <dc:creator> </dc:creator>
            <dc:date>2021-12-06T08:21:12.085910817</dc:date>
          </office:change-info>
          <table:previous>
            <table:change-track-table-cell/>
          </table:previous>
        </table:cell-content-change>
        <table:cell-content-change table:id="ct39">
          <table:cell-address table:column="1" table:row="10" table:table="0"/>
          <office:change-info>
            <dc:creator> </dc:creator>
            <dc:date>2021-12-06T08:21:15.086961802</dc:date>
          </office:change-info>
          <table:previous>
            <table:change-track-table-cell/>
          </table:previous>
        </table:cell-content-change>
        <table:cell-content-change table:id="ct40">
          <table:cell-address table:column="2" table:row="10" table:table="0"/>
          <office:change-info>
            <dc:creator> </dc:creator>
            <dc:date>2021-12-06T08:21:18.566506993</dc:date>
          </office:change-info>
          <table:previous>
            <table:change-track-table-cell/>
          </table:previous>
        </table:cell-content-change>
        <table:cell-content-change table:id="ct41">
          <table:cell-address table:column="3" table:row="10" table:table="0"/>
          <office:change-info>
            <dc:creator> </dc:creator>
            <dc:date>2021-12-06T08:21:21.821681669</dc:date>
          </office:change-info>
          <table:previous>
            <table:change-track-table-cell/>
          </table:previous>
        </table:cell-content-change>
        <table:cell-content-change table:id="ct42">
          <table:cell-address table:column="10" table:row="10" table:table="0"/>
          <office:change-info>
            <dc:creator> </dc:creator>
            <dc:date>2021-12-06T08:21:32.083922474</dc:date>
          </office:change-info>
          <table:previous>
            <table:change-track-table-cell/>
          </table:previous>
        </table:cell-content-change>
        <table:cell-content-change table:id="ct43">
          <table:cell-address table:column="9" table:row="10" table:table="0"/>
          <office:change-info>
            <dc:creator> </dc:creator>
            <dc:date>2021-12-06T08:21:40.444025536</dc:date>
          </office:change-info>
          <table:previous>
            <table:change-track-table-cell/>
          </table:previous>
        </table:cell-content-change>
        <table:cell-content-change table:id="ct44">
          <table:cell-address table:column="9" table:row="11" table:table="0"/>
          <office:change-info>
            <dc:creator> </dc:creator>
            <dc:date>2021-12-06T08:21:40.444031858</dc:date>
          </office:change-info>
          <table:previous>
            <table:change-track-table-cell/>
          </table:previous>
        </table:cell-content-change>
        <table:cell-content-change table:id="ct45">
          <table:cell-address table:column="12" table:row="10" table:table="0"/>
          <office:change-info>
            <dc:creator> </dc:creator>
            <dc:date>2021-12-06T08:21:46.080954496</dc:date>
          </office:change-info>
          <table:previous>
            <table:change-track-table-cell/>
          </table:previous>
        </table:cell-content-change>
        <table:insertion table:id="ct46" table:type="column" table:position="11" table:table="0">
          <office:change-info>
            <dc:creator> </dc:creator>
            <dc:date>2021-12-06T08:21:58.728303243</dc:date>
          </office:change-info>
          <table:dependencies>
            <table:dependency table:id="ct60"/>
            <table:dependency table:id="ct48"/>
            <table:dependency table:id="ct47"/>
          </table:dependencies>
        </table:insertion>
        <table:cell-content-change table:id="ct47">
          <table:cell-address table:column="11" table:row="0" table:table="0"/>
          <office:change-info>
            <dc:creator> </dc:creator>
            <dc:date>2021-12-06T08:22:04.676983273</dc:date>
          </office:change-info>
          <table:previous>
            <table:change-track-table-cell/>
          </table:previous>
        </table:cell-content-change>
        <table:cell-content-change table:id="ct48">
          <table:cell-address table:column="11" table:row="10" table:table="0"/>
          <office:change-info>
            <dc:creator> </dc:creator>
            <dc:date>2021-12-06T08:22:10.417796221</dc:date>
          </office:change-info>
          <table:previous>
            <table:change-track-table-cell/>
          </table:previous>
        </table:cell-content-change>
        <table:cell-content-change table:id="ct49">
          <table:cell-address table:column="0" table:row="13" table:table="0"/>
          <office:change-info>
            <dc:creator> </dc:creator>
            <dc:date>2021-12-06T08:37:48.581122301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3" table:table="0"/>
          <office:change-info>
            <dc:creator> </dc:creator>
            <dc:date>2021-12-06T08:37:51.065358975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13" table:table="0"/>
          <office:change-info>
            <dc:creator> </dc:creator>
            <dc:date>2021-12-06T08:37:55.626200649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13" table:table="0"/>
          <office:change-info>
            <dc:creator> </dc:creator>
            <dc:date>2021-12-06T08:37:58.930090184</dc:date>
          </office:change-info>
          <table:previous>
            <table:change-track-table-cell/>
          </table:previous>
        </table:cell-content-change>
        <table:cell-content-change table:id="ct53">
          <table:cell-address table:column="2" table:row="13" table:table="0"/>
          <office:change-info>
            <dc:creator> </dc:creator>
            <dc:date>2021-12-06T08:38:00.729709802</dc:date>
          </office:change-info>
          <table:previous table:id="ct51">
            <table:change-track-table-cell office:value-type="float" office:value="3.6"/>
          </table:previous>
        </table:cell-content-change>
        <table:cell-content-change table:id="ct54">
          <table:cell-address table:column="3" table:row="13" table:table="0"/>
          <office:change-info>
            <dc:creator> </dc:creator>
            <dc:date>2021-12-06T08:38:03.902251901</dc:date>
          </office:change-info>
          <table:previous table:id="ct52">
            <table:change-track-table-cell office:value-type="string">
              <text:p>0.01</text:p>
            </table:change-track-table-cell>
          </table:previous>
        </table:cell-content-change>
        <table:cell-content-change table:id="ct55">
          <table:cell-address table:column="2" table:row="13" table:table="0"/>
          <office:change-info>
            <dc:creator> </dc:creator>
            <dc:date>2021-12-06T08:38:21.250373685</dc:date>
          </office:change-info>
          <table:previous table:id="ct53">
            <table:change-track-table-cell office:value-type="float" office:value="0"/>
          </table:previous>
        </table:cell-content-change>
        <table:cell-content-change table:id="ct56">
          <table:cell-address table:column="3" table:row="13" table:table="0"/>
          <office:change-info>
            <dc:creator> </dc:creator>
            <dc:date>2021-12-06T08:38:25.975716934</dc:date>
          </office:change-info>
          <table:previous table:id="ct54">
            <table:change-track-table-cell office:value-type="float" office:value="1"/>
          </table:previous>
        </table:cell-content-change>
        <table:cell-content-change table:id="ct57">
          <table:cell-address table:column="9" table:row="13" table:table="0"/>
          <office:change-info>
            <dc:creator> </dc:creator>
            <dc:date>2021-12-06T08:38:43.048600799</dc:date>
          </office:change-info>
          <table:previous>
            <table:change-track-table-cell/>
          </table:previous>
        </table:cell-content-change>
        <table:cell-content-change table:id="ct58">
          <table:cell-address table:column="9" table:row="14" table:table="0"/>
          <office:change-info>
            <dc:creator> </dc:creator>
            <dc:date>2021-12-06T08:38:43.048615522</dc:date>
          </office:change-info>
          <table:previous>
            <table:change-track-table-cell/>
          </table:previous>
        </table:cell-content-change>
        <table:cell-content-change table:id="ct59">
          <table:cell-address table:column="10" table:row="13" table:table="0"/>
          <office:change-info>
            <dc:creator> </dc:creator>
            <dc:date>2021-12-06T08:38:52.015080910</dc:date>
          </office:change-info>
          <table:previous>
            <table:change-track-table-cell/>
          </table:previous>
        </table:cell-content-change>
        <table:cell-content-change table:id="ct60">
          <table:cell-address table:column="11" table:row="13" table:table="0"/>
          <office:change-info>
            <dc:creator> </dc:creator>
            <dc:date>2021-12-06T08:38:55.417916622</dc:date>
          </office:change-info>
          <table:previous>
            <table:change-track-table-cell/>
          </table:previous>
        </table:cell-content-change>
        <table:cell-content-change table:id="ct61">
          <table:cell-address table:column="12" table:row="13" table:table="0"/>
          <office:change-info>
            <dc:creator> </dc:creator>
            <dc:date>2021-12-06T08:39:08.328912135</dc:date>
          </office:change-info>
          <table:previous>
            <table:change-track-table-cell/>
          </table:previous>
        </table:cell-content-change>
        <table:cell-content-change table:id="ct62">
          <table:cell-address table:column="10" table:row="3" table:table="0"/>
          <office:change-info>
            <dc:creator> </dc:creator>
            <dc:date>2021-12-06T08:42:42.076322083</dc:date>
          </office:change-info>
          <table:previous table:id="ct36">
            <table:change-track-table-cell office:value-type="string">
              <text:p>1.3355558336209525/2</text:p>
            </table:change-track-table-cell>
          </table:previous>
        </table:cell-content-change>
        <table:cell-content-change table:id="ct63">
          <table:cell-address table:column="10" table:row="5" table:table="0"/>
          <office:change-info>
            <dc:creator> </dc:creator>
            <dc:date>2021-12-06T08:42:57.056894439</dc:date>
          </office:change-info>
          <table:previous table:id="ct37">
            <table:change-track-table-cell office:value-type="string">
              <text:p>1.3520133635024707/2</text:p>
            </table:change-track-table-cell>
          </table:previous>
        </table:cell-content-change>
        <table:cell-content-change table:id="ct64">
          <table:cell-address table:column="10" table:row="5" table:table="0"/>
          <office:change-info>
            <dc:creator> </dc:creator>
            <dc:date>2021-12-06T08:42:58.957214945</dc:date>
          </office:change-info>
          <table:previous table:id="ct63">
            <table:change-track-table-cell/>
          </table:previous>
        </table:cell-content-change>
        <table:insertion table:id="ct65" table:type="column" table:position="11" table:table="1">
          <office:change-info>
            <dc:creator> </dc:creator>
            <dc:date>2021-12-06T08:54:32.794672481</dc:date>
          </office:change-info>
          <table:dependencies>
            <table:dependency table:id="ct81"/>
            <table:dependency table:id="ct67"/>
            <table:dependency table:id="ct66"/>
          </table:dependencies>
        </table:insertion>
        <table:cell-content-change table:id="ct66">
          <table:cell-address table:column="11" table:row="0" table:table="1"/>
          <office:change-info>
            <dc:creator> </dc:creator>
            <dc:date>2021-12-06T08:54:37.761868243</dc:date>
          </office:change-info>
          <table:previous>
            <table:change-track-table-cell/>
          </table:previous>
        </table:cell-content-change>
        <table:cell-content-change table:id="ct67">
          <table:cell-address table:column="11" table:row="21" table:table="1"/>
          <office:change-info>
            <dc:creator> </dc:creator>
            <dc:date>2021-12-06T08:54:58.863542438</dc:date>
          </office:change-info>
          <table:previous>
            <table:change-track-table-cell/>
          </table:previous>
        </table:cell-content-change>
        <table:cell-content-change table:id="ct68">
          <table:cell-address table:column="12" table:row="21" table:table="1"/>
          <office:change-info>
            <dc:creator> </dc:creator>
            <dc:date>2021-12-06T08:55:01.548367745</dc:date>
          </office:change-info>
          <table:previous>
            <table:change-track-table-cell/>
          </table:previous>
        </table:cell-content-change>
        <table:cell-content-change table:id="ct69">
          <table:cell-address table:column="10" table:row="21" table:table="1"/>
          <office:change-info>
            <dc:creator> </dc:creator>
            <dc:date>2021-12-06T08:55:04.518306303</dc:date>
          </office:change-info>
          <table:previous>
            <table:change-track-table-cell/>
          </table:previous>
        </table:cell-content-change>
        <table:cell-content-change table:id="ct70">
          <table:cell-address table:column="12" table:row="21" table:table="1"/>
          <office:change-info>
            <dc:creator> </dc:creator>
            <dc:date>2021-12-06T08:55:10.669929725</dc:date>
          </office:change-info>
          <table:previous table:id="ct68">
            <table:change-track-table-cell office:value-type="string">
              <text:p>1.9773145375191552</text:p>
            </table:change-track-table-cell>
          </table:previous>
        </table:cell-content-change>
        <table:cell-content-change table:id="ct71">
          <table:cell-address table:column="9" table:row="21" table:table="1"/>
          <office:change-info>
            <dc:creator> </dc:creator>
            <dc:date>2021-12-06T08:55:16.932626473</dc:date>
          </office:change-info>
          <table:previous>
            <table:change-track-table-cell/>
          </table:previous>
        </table:cell-content-change>
        <table:cell-content-change table:id="ct72">
          <table:cell-address table:column="9" table:row="22" table:table="1"/>
          <office:change-info>
            <dc:creator> </dc:creator>
            <dc:date>2021-12-06T08:55:16.932645159</dc:date>
          </office:change-info>
          <table:previous>
            <table:change-track-table-cell/>
          </table:previous>
        </table:cell-content-change>
        <table:cell-content-change table:id="ct73">
          <table:cell-address table:column="9" table:row="23" table:table="1"/>
          <office:change-info>
            <dc:creator> </dc:creator>
            <dc:date>2021-12-06T08:55:16.932648814</dc:date>
          </office:change-info>
          <table:previous>
            <table:change-track-table-cell/>
          </table:previous>
        </table:cell-content-change>
        <table:cell-content-change table:id="ct74">
          <table:cell-address table:column="6" table:row="21" table:table="1"/>
          <office:change-info>
            <dc:creator> </dc:creator>
            <dc:date>2021-12-06T08:55:23.543930748</dc:date>
          </office:change-info>
          <table:previous>
            <table:change-track-table-cell/>
          </table:previous>
        </table:cell-content-change>
        <table:cell-content-change table:id="ct75">
          <table:cell-address table:column="3" table:row="21" table:table="1"/>
          <office:change-info>
            <dc:creator> </dc:creator>
            <dc:date>2021-12-06T08:55:28.840725754</dc:date>
          </office:change-info>
          <table:previous>
            <table:change-track-table-cell/>
          </table:previous>
        </table:cell-content-change>
        <table:cell-content-change table:id="ct76">
          <table:cell-address table:column="3" table:row="21" table:table="1"/>
          <office:change-info>
            <dc:creator> </dc:creator>
            <dc:date>2021-12-06T08:55:40.225726226</dc:date>
          </office:change-info>
          <table:previous table:id="ct75">
            <table:change-track-table-cell office:value-type="float" office:value="1"/>
          </table:previous>
        </table:cell-content-change>
        <table:cell-content-change table:id="ct77">
          <table:cell-address table:column="1" table:row="21" table:table="1"/>
          <office:change-info>
            <dc:creator> </dc:creator>
            <dc:date>2021-12-06T08:55:46.075866454</dc:date>
          </office:change-info>
          <table:previous>
            <table:change-track-table-cell/>
          </table:previous>
        </table:cell-content-change>
        <table:cell-content-change table:id="ct78">
          <table:cell-address table:column="2" table:row="21" table:table="1"/>
          <office:change-info>
            <dc:creator> </dc:creator>
            <dc:date>2021-12-06T08:55:46.075880897</dc:date>
          </office:change-info>
          <table:previous>
            <table:change-track-table-cell/>
          </table:previous>
        </table:cell-content-change>
        <table:cell-content-change table:id="ct79">
          <table:cell-address table:column="0" table:row="21" table:table="1"/>
          <office:change-info>
            <dc:creator> </dc:creator>
            <dc:date>2021-12-06T08:55:47.137284596</dc:date>
          </office:change-info>
          <table:previous>
            <table:change-track-table-cell/>
          </table:previous>
        </table:cell-content-change>
        <table:cell-content-change table:id="ct80">
          <table:cell-address table:column="10" table:row="25" table:table="1"/>
          <office:change-info>
            <dc:creator> </dc:creator>
            <dc:date>2021-12-06T14:42:21.509606882</dc:date>
          </office:change-info>
          <table:previous>
            <table:change-track-table-cell/>
          </table:previous>
        </table:cell-content-change>
        <table:cell-content-change table:id="ct81">
          <table:cell-address table:column="11" table:row="25" table:table="1"/>
          <office:change-info>
            <dc:creator> </dc:creator>
            <dc:date>2021-12-06T14:42:32.368859008</dc:date>
          </office:change-info>
          <table:previous>
            <table:change-track-table-cell/>
          </table:previous>
        </table:cell-content-change>
        <table:cell-content-change table:id="ct82">
          <table:cell-address table:column="12" table:row="25" table:table="1"/>
          <office:change-info>
            <dc:creator> </dc:creator>
            <dc:date>2021-12-06T14:42:33.163505140</dc:date>
          </office:change-info>
          <table:previous>
            <table:change-track-table-cell/>
          </table:previous>
        </table:cell-content-change>
        <table:cell-content-change table:id="ct83">
          <table:cell-address table:column="9" table:row="25" table:table="1"/>
          <office:change-info>
            <dc:creator> </dc:creator>
            <dc:date>2021-12-06T14:42:45.582529976</dc:date>
          </office:change-info>
          <table:previous>
            <table:change-track-table-cell/>
          </table:previous>
        </table:cell-content-change>
        <table:cell-content-change table:id="ct84">
          <table:cell-address table:column="9" table:row="26" table:table="1"/>
          <office:change-info>
            <dc:creator> </dc:creator>
            <dc:date>2021-12-06T14:42:45.582538757</dc:date>
          </office:change-info>
          <table:previous>
            <table:change-track-table-cell/>
          </table:previous>
        </table:cell-content-change>
        <table:cell-content-change table:id="ct85">
          <table:cell-address table:column="9" table:row="27" table:table="1"/>
          <office:change-info>
            <dc:creator> </dc:creator>
            <dc:date>2021-12-06T14:42:45.582540483</dc:date>
          </office:change-info>
          <table:previous>
            <table:change-track-table-cell/>
          </table:previous>
        </table:cell-content-change>
        <table:cell-content-change table:id="ct86">
          <table:cell-address table:column="0" table:row="25" table:table="1"/>
          <office:change-info>
            <dc:creator> </dc:creator>
            <dc:date>2021-12-06T14:43:00.423669314</dc:date>
          </office:change-info>
          <table:previous>
            <table:change-track-table-cell/>
          </table:previous>
        </table:cell-content-change>
        <table:cell-content-change table:id="ct87">
          <table:cell-address table:column="1" table:row="21" table:table="1"/>
          <office:change-info>
            <dc:creator> </dc:creator>
            <dc:date>2021-12-06T14:43:03.274796003</dc:date>
          </office:change-info>
          <table:previous table:id="ct77">
            <table:change-track-table-cell office:value-type="float" office:value="500"/>
          </table:previous>
        </table:cell-content-change>
        <table:cell-content-change table:id="ct88">
          <table:cell-address table:column="1" table:row="17" table:table="1"/>
          <office:change-info>
            <dc:creator> </dc:creator>
            <dc:date>2021-12-06T14:43:06.647728086</dc:date>
          </office:change-info>
          <table:previous table:id="ct9">
            <table:change-track-table-cell office:value-type="float" office:value="500"/>
          </table:previous>
        </table:cell-content-change>
        <table:cell-content-change table:id="ct89">
          <table:cell-address table:column="1" table:row="25" table:table="1"/>
          <office:change-info>
            <dc:creator> </dc:creator>
            <dc:date>2021-12-06T14:43:10.001677562</dc:date>
          </office:change-info>
          <table:previous>
            <table:change-track-table-cell/>
          </table:previous>
        </table:cell-content-change>
        <table:cell-content-change table:id="ct90">
          <table:cell-address table:column="2" table:row="25" table:table="1"/>
          <office:change-info>
            <dc:creator> </dc:creator>
            <dc:date>2021-12-06T14:43:14.559778386</dc:date>
          </office:change-info>
          <table:previous>
            <table:change-track-table-cell/>
          </table:previous>
        </table:cell-content-change>
        <table:cell-content-change table:id="ct91">
          <table:cell-address table:column="3" table:row="25" table:table="1"/>
          <office:change-info>
            <dc:creator> </dc:creator>
            <dc:date>2021-12-06T14:43:18.008421524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2 Klassen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Qubit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update LR every</text:p>
          </table:table-cell>
          <table:table-cell office:value-type="string" calcext:value-type="string">
            <text:p>LR facto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update alpha every</text:p>
          </table:table-cell>
          <table:table-cell office:value-type="string" calcext:value-type="string">
            <text:p>alpha factor</text:p>
          </table:table-cell>
          <table:table-cell office:value-type="string" calcext:value-type="string">
            <text:p>Distances </text:p>
          </table:table-cell>
          <table:table-cell office:value-type="string" calcext:value-type="string">
            <text:p>Minimum DBI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0.66139304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66139304 0. <text:s text:c="7"/>]]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0" office:value-type="string" calcext:value-type="string">
            <text:p>0.66777791681</text:p>
          </table:table-cell>
          <table:table-cell/>
          <table:table-cell office:value-type="string" calcext:value-type="string">
            <text:p>[2.714876672154022, 1.768151948909758, 1.6080496562377184, 1.4396005099472189, 1.4717428950367026, 1.3697379306698871, 1.495628770531572, 1.4434343081659529, 1.3935096443394568, 1.395906081052261, 1.38222638043897, 1.3355558336209525, 1.3457940050244221, 1.3637029225006336, 1.3736343137757157, 1.3878010341682325, 1.397669408417693, 1.3947746312266105, 1.3965449282017826, 1.3947311022136784, 1.4161220225286582]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10" office:value-type="string" calcext:value-type="string">
            <text:p>0.67600668175</text:p>
          </table:table-cell>
          <table:table-cell/>
          <table:table-cell office:value-type="string" calcext:value-type="string">
            <text:p>[2.714876672154022, 1.768151948909758, 1.6080496562377184, 1.4396005099472189, 1.471567716176549, 1.3520133635024707, 1.7237736765805807, 1.615055115193937, 1.4743369411740046, 1.588898930121465, 1.5896236936395751, 1.5238418590757836, 1.4568419361749023, 1.4253441159099056, 1.4694781059775768, 1.386674317042894, 1.4321285637694272, 1.3523049417586916, 1.596616145435961, 1.4314014222314277, 1.5618229426835053]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1.13330638]</text:p>
          </table:table-cell>
          <table:table-cell office:value-type="string" calcext:value-type="string">
            <text:p>0.7545046620573013</text:p>
          </table:table-cell>
          <table:table-cell/>
          <table:table-cell office:value-type="string" calcext:value-type="string">
            <text:p>[1.5994213492975002, 0.9067708300244179, 0.7673163633149052, 0.7545046620573013, 0.8219057741471985, 0.8301592338637083, 0.8508167039010271, 0.8728654995792728, 0.8265655079924141, 0.7879851464898749, 0.8384625248793319, 0.8353707846582887, 0.8065317913052813, 0.7683519421152574, 0.8398160791570736, 0.8083841171803214, 0.8673800672807515, 0.8663555878955645, 0.8285066904753637, 0.8360133896752103, 0.9141823398754656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1.13330638 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1</text:p>
          </table:table-cell>
          <table:table-cell table:number-columns-repeated="5"/>
          <table:table-cell office:value-type="string" calcext:value-type="string">
            <text:p>[[0. <text:s text:c="8"/>0.27520657]</text:p>
          </table:table-cell>
          <table:table-cell office:value-type="string" calcext:value-type="string">
            <text:p>0.7574531058987385</text:p>
          </table:table-cell>
          <table:table-cell office:value-type="string" calcext:value-type="string">
            <text:p>hard triplet</text:p>
          </table:table-cell>
          <table:table-cell office:value-type="string" calcext:value-type="string">
            <text:p>[1.357438336077011, 0.884075974454879, 0.8040248281188592, 0.7574531058987385, 0.9047052623127575, 0.9461154511003665, 1.2499398407928553, 0.9612519307757872, 0.8524329988022097, 0.8741930527794287, 1.344183722398261, 0.9336917756030515, 0.8113530623324088, 1.0253705427180404, 1.0165947383031484, 1.0629821601930407, 1.0372706923844905, 0.9945730814243875, 0.8653211342095415, 1.7347722303568471, 1.3775536186312904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27520657 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float" office:value="0.001" calcext:value-type="float">
            <text:p>0,001</text:p>
          </table:table-cell>
          <table:table-cell table:number-columns-repeated="5"/>
          <table:table-cell office:value-type="string" calcext:value-type="string">
            <text:p>[[0. <text:s text:c="8"/>0.65286164]</text:p>
          </table:table-cell>
          <table:table-cell office:value-type="string" calcext:value-type="string">
            <text:p>0.7306253314251993</text:p>
          </table:table-cell>
          <table:table-cell office:value-type="string" calcext:value-type="string">
            <text:p>hard triplet</text:p>
          </table:table-cell>
          <table:table-cell office:value-type="string" calcext:value-type="string">
            <text:p>[1.4140767670902274, 1.0624301747738876, 0.9251900834694506, 0.8768356442193194, 0.8367121997486926, 0.8167821824133445, 0.791102304456962, 0.7830789026702938, 0.7742405986101198, 0.761101802275563, 0.7473030452916486, 0.7477439981353424, 0.7419089858367371, 0.7550700405754649, 0.7478616544290301, 0.7306253314251993, 0.7329865527332998, 0.7409990511933691, 0.7469934038411211, 0.7496041429545498, 0.7416146925400909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65286164 0. <text:s text:c="7"/>]]</text:p>
          </table:table-cell>
          <table:table-cell table:number-columns-repeated="3"/>
        </table:table-row>
        <table:table-row table:style-name="ro1" table:number-rows-repeated="104856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3 Klassen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11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Qubit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update LR every</text:p>
          </table:table-cell>
          <table:table-cell office:value-type="string" calcext:value-type="string">
            <text:p>LR facto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update alpha every</text:p>
          </table:table-cell>
          <table:table-cell office:value-type="string" calcext:value-type="string">
            <text:p>alpha factor</text:p>
          </table:table-cell>
          <table:table-cell office:value-type="string" calcext:value-type="string">
            <text:p>Distances </text:p>
          </table:table-cell>
          <table:table-cell office:value-type="string" calcext:value-type="string">
            <text:p>Minimum DBI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0.39619712 0.83953082]</text:p>
          </table:table-cell>
          <table:table-cell office:value-type="string" calcext:value-type="string">
            <text:p>5.432570042146971</text:p>
          </table:table-cell>
          <table:table-cell/>
          <table:table-cell office:value-type="string" calcext:value-type="string">
            <text:p>[13.86606916800601, 6.796393254345879, 6.48511509644708, 6.468806378204915, 6.192370072255835, 5.853635905705256, 7.317548656247233, 5.898655214610653, 6.675088826759964, 5.859748993355096, 6.509347266881683, 6.078334890610136, 6.9768064849816325, 6.765482136095486, 5.560704191598369, 5.8633804686251, 5.727689609119386, 5.432570042146971, 6.390837438032108, 5.69409460792848, 5.694946834227068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39619712 0. <text:s text:c="8"/>0.53969264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83953082 0.53969264 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[[0. <text:s text:c="8"/>0.31757639 0.64904065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31757639 0. <text:s text:c="8"/>0.3815466 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64904065 0.3815466 <text:s/>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table:style-name="ce11" office:value-type="string" calcext:value-type="string">
            <text:p>0.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table:style-name="ce12" office:value-type="string" calcext:value-type="string">
            <text:p><text:s/>[[0. <text:s text:c="8"/>0.30992254 0.93374289]</text:p>
          </table:table-cell>
          <table:table-cell office:value-type="string" calcext:value-type="string">
            <text:p>6.027703655170394</text:p>
          </table:table-cell>
          <table:table-cell/>
          <table:table-cell office:value-type="string" calcext:value-type="string">
            <text:p>[13.86606916800601, 6.556345318555294, 8.103105583675118, 7.369930885852387, 6.528833637369574, 6.027703655170394, 6.686344283328459, 6.88074346523303, 7.291998774878804, 7.045031716240195, 8.765600997907448, 8.7302555617484, 8.062024150577727, 6.9481068180651935, 6.661367509358231, 6.873545521207358, 6.885165412706671, 6.683900509916598, 7.014126557801727, 6.492761494633633, 6.501932514276929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30992254 0. <text:s text:c="8"/>0.63294655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93374289 0.63294655 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[[0. <text:s text:c="8"/>0.13444913 0.44277272]</text:p>
          </table:table-cell>
          <table:table-cell office:value-type="string" calcext:value-type="string">
            <text:p>1.946694026419524</text:p>
          </table:table-cell>
          <table:table-cell/>
          <table:table-cell office:value-type="string" calcext:value-type="string">
            <text:p>[4.6220230560020035, 2.198648530557106, 2.23151351146109, 2.372532852866307, 2.0738201658944053, 1.946694026419524, 2.457871944207836, 2.2336457935542247, 2.7006711684345217, 2.0781159954114328, 2.254978343160428, 2.679197053904598, 2.9075510726716445, 2.700316139611415, 2.6650741843772607, 2.392668381369588, 2.3646396793685733, 2.2427781403223643, 2.3596841569761, 2.2977344888527234, 2.5018427832319996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13444913 0. <text:s text:c="8"/>0.31198832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44277272 0.31198832 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[[0. <text:s text:c="8"/>0.56138073 1.20309321]</text:p>
          </table:table-cell>
          <table:table-cell office:value-type="string" calcext:value-type="string">
            <text:p>2.0814837763859657</text:p>
          </table:table-cell>
          <table:table-cell/>
          <table:table-cell office:value-type="string" calcext:value-type="string">
            <text:p>[4.953870076830753, 2.5053238346648885, 2.557083889525931, 2.6098820502695994, 2.5891907039727164, 2.2934833466437987, 2.504643016646314, 2.290233476226154, 2.304335526423394, 2.2095706573549974, 2.4011630767093726, 2.4115048032930244, 2.43807469418531, 2.31658551352111, 2.160899650281141, 2.162609890044871, 2.1668751093156495, 2.1211979379303068, 2.149637553335401, 2.112539228487458, 2.0814837763859657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56138073 0. <text:s text:c="8"/>0.79858206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1.20309321 0.79858206 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float" office:value="0.001" calcext:value-type="float">
            <text:p>0,0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0.1943306 <text:s/>0.47200392]</text:p>
          </table:table-cell>
          <table:table-cell office:value-type="string" calcext:value-type="string">
            <text:p>1.9773145375191552</text:p>
          </table:table-cell>
          <table:table-cell office:value-type="string" calcext:value-type="string">
            <text:p>hard triplets</text:p>
          </table:table-cell>
          <table:table-cell office:value-type="string" calcext:value-type="string">
            <text:p>[4.566014095588109, 3.9606328266918442, 3.0512851464446, 2.599179693241045, 2.3438979027601277, 2.19047480127133, 2.101834844418972, 2.1081001699668303, 2.1057649361201114, 2.00906159024379, 2.041477957884767, 2.0129189776767977, 1.9912605039073934, 2.0520016662943092, 1.9773145375191552, 2.0137262143362924, 1.9794448631541457, 1.9990672262065565, 2.023914981882202, 2.0623083591846085, 2.102037254939898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1943306 <text:s/>0. <text:s text:c="8"/>0.29749174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47200392 0.29749174 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office:value-type="string" calcext:value-type="string">
            <text:p>[[0. <text:s text:c="8"/>0.33973182 0.87256966]</text:p>
          </table:table-cell>
          <table:table-cell office:value-type="string" calcext:value-type="string">
            <text:p>1.5769895151861488</text:p>
          </table:table-cell>
          <table:table-cell office:value-type="string" calcext:value-type="string">
            <text:p>ZZ ZZ</text:p>
          </table:table-cell>
          <table:table-cell office:value-type="string" calcext:value-type="string">
            <text:p>[11.747240950278263, 16.541953822646864, 4.771969688070011, 2.552435930779533, 2.2814137488671293, 1.9116645813924347, 1.974948870415708, 1.6730939686021216, 2.0211264691216155, 1.5769895151861488, 1.987573077424117, 1.7925306422110825, 2.13433093238193, 1.9678771588925097, 2.043446635410744, 2.024396471907652, 1.9541475685522514, 1.8179644798171504, 1.9882314356651005, 1.950995800938565, 2.3156700854528527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33973182 0. <text:s text:c="8"/>0.55406801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87256966 0.55406801 0. <text:s text:c="7"/>]]</text:p>
          </table:table-cell>
          <table:table-cell table:number-columns-repeated="3"/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4 Klassen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update LR every</text:p>
          </table:table-cell>
          <table:table-cell office:value-type="string" calcext:value-type="string">
            <text:p>LR facto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update alpha every</text:p>
          </table:table-cell>
          <table:table-cell office:value-type="string" calcext:value-type="string">
            <text:p>alpha factor</text:p>
          </table:table-cell>
          <table:table-cell office:value-type="string" calcext:value-type="string">
            <text:p>Distances </text:p>
          </table:table-cell>
          <table:table-cell office:value-type="string" calcext:value-type="string">
            <text:p>Minimum DBI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3, 4, 6, 7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0.41439976 0.86140953 0.2484563 ]</text:p>
          </table:table-cell>
          <table:table-cell office:value-type="string" calcext:value-type="string">
            <text:p>10.812492986592197</text:p>
          </table:table-cell>
          <table:table-cell office:value-type="string" calcext:value-type="string">
            <text:p>[36.71978801679955, 14.033380831924367, 14.613091290684007, 17.77109954164301, 13.14753304653167, 11.04923173200925, 11.551162518046148, 11.145166985883384, 10.848017557278585, 16.144299773959702, 12.219866845648337, 11.451074150088935, 13.558150016714489, 11.798052732518308, 10.812492986592197, 11.264309722745342, 12.952932226667516, 15.09736855443464, 12.762995090390632, 11.179906984076993, 11.773539976807054]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[0.41439976 0. <text:s text:c="8"/>0.62410183 0.27711717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86140953 0.62410183 0. <text:s text:c="8"/>0.86786916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2484563 <text:s/>0.27711717 0.86786916 0. <text:s text:c="7"/>]]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3, 4, 6, 7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0.45521631 0.86754645 0.26298393]</text:p>
          </table:table-cell>
          <table:table-cell office:value-type="string" calcext:value-type="string">
            <text:p>10.786344946921332</text:p>
          </table:table-cell>
          <table:table-cell office:value-type="string" calcext:value-type="string">
            <text:p>[36.71978801679955, 14.033380831924367, 14.613091290684007, 17.77109954164301, 13.14332290114234, 10.934497948231538, 11.4780962873393, 11.470740759060014, 10.786344946921332, 11.29533177855523, 11.93189364844285, 11.573195165507439, 12.445928062156153, 12.136577334070141, 11.809224470633632, 11.620061027482027, 12.074996601592812, 12.019869340425526, 11.795912348659428, 11.474344385429351, 11.415196831332281]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[0.45521631 0. <text:s text:c="8"/>0.63038828 0.31091082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86754645 0.63038828 0. <text:s text:c="8"/>0.88857212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26298393 0.31091082 0.88857212 0. <text:s text:c="7"/>]]</text:p>
          </table:table-cell>
          <table:table-cell table:number-columns-repeated="2"/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.00.0000</text:date>, <text:time style:data-style-name="N2" text:time-value="15:21:12.14609475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11:28:20.927130746</meta:creation-date>
    <dc:date>2021-12-06T15:43:28.477246439</dc:date>
    <meta:editing-duration>PT4H43M40S</meta:editing-duration>
    <meta:editing-cycles>24</meta:editing-cycles>
    <meta:generator>LibreOffice/6.4.7.2$Linux_X86_64 LibreOffice_project/40$Build-2</meta:generator>
    <meta:document-statistic meta:table-count="3" meta:cell-count="189" meta:object-count="0"/>
  </office:meta>
</office:document-meta>
</file>